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0000002404216D72FCA4652CE.pdf" manifest:media-type="application/pdf"/>
  <manifest:file-entry manifest:full-path="Pictures/10000000000002B8000002086670396CD6252003.tif" manifest:media-type="image/tiff"/>
  <manifest:file-entry manifest:full-path="Pictures/100000000000024000000240F23CBE450614D592.png" manifest:media-type="image/png"/>
  <manifest:file-entry manifest:full-path="Pictures/100000000000024000000240915F4DC3A8DF4E49.png" manifest:media-type="image/png"/>
  <manifest:file-entry manifest:full-path="Pictures/100000000000010000000100F7AF768E92F98167.png" manifest:media-type="image/png"/>
  <manifest:file-entry manifest:full-path="Pictures/100000000000024000000240F4B5333191A4A3F9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8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04cm, 0cm, 0cm, 0cm)" draw:image-opacity="100%" style:mirror="none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9cm" svg:height="2.139cm" svg:x="0.4cm" svg:y="1.361cm">
            <draw:text-box>
              <text:p text:style-name="P1"><text:span text:style-name="T1">(a)</text:span></text:p>
            </draw:text-box>
          </draw:frame>
          <draw:frame draw:style-name="gr1" draw:text-style-name="P3" draw:layer="layout" svg:width="1.9cm" svg:height="2.139cm" svg:x="16.1cm" svg:y="1.361cm">
            <draw:text-box>
              <text:p><text:span text:style-name="T1">(b)</text:span></text:p>
            </draw:text-box>
          </draw:frame>
          <draw:g>
            <draw:frame draw:style-name="gr2" draw:text-style-name="P4" draw:layer="layout" svg:width="8cm" svg:height="8cm" svg:x="18.1cm" svg:y="1.1cm">
              <draw:image xlink:href="Pictures/100000000000010000000100F7AF768E92F98167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12cm" svg:height="10.5cm" svg:x="16.1cm" svg:y="9.6cm">
              <draw:image xlink:href="Pictures/100000000000024000000240F4B5333191A4A3F9.pdf" xlink:type="simple" xlink:show="embed" xlink:actuate="onLoad" loext:mime-type="application/pdf">
                <text:p/>
              </draw:image>
              <draw:image xlink:href="Pictures/100000000000024000000240915F4DC3A8DF4E49.png" xlink:type="simple" xlink:show="embed" xlink:actuate="onLoad" loext:mime-type="image/png"/>
            </draw:frame>
          </draw:g>
          <draw:g>
            <draw:frame draw:style-name="gr2" draw:text-style-name="P4" draw:layer="layout" svg:width="10.69cm" svg:height="8cm" svg:x="1.955cm" svg:y="1cm">
              <draw:image xlink:href="Pictures/10000000000002B8000002086670396CD6252003.tif" xlink:type="simple" xlink:show="embed" xlink:actuate="onLoad" loext:mime-type="image/tiff">
                <text:p/>
              </draw:image>
            </draw:frame>
            <draw:frame draw:style-name="gr3" draw:text-style-name="P5" draw:layer="layout" svg:width="12cm" svg:height="10.5cm" svg:x="1.3cm" svg:y="9.6cm">
              <draw:image xlink:href="Pictures/1000000000000240000002404216D72FCA4652CE.pdf" xlink:type="simple" xlink:show="embed" xlink:actuate="onLoad" loext:mime-type="application/pdf">
                <text:p/>
              </draw:image>
              <draw:image xlink:href="Pictures/100000000000024000000240F23CBE450614D592.png" xlink:type="simple" xlink:show="embed" xlink:actuate="onLoad" loext:mime-type="image/png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0:38:47.419900605</meta:creation-date>
    <dc:date>2019-05-24T10:34:51.342060519</dc:date>
    <meta:editing-duration>PT11H2M20S</meta:editing-duration>
    <meta:editing-cycles>2</meta:editing-cycles>
    <meta:generator>LibreOffice/6.2.3.2$Linux_X86_64 LibreOffice_project/aecc05fe267cc68dde00352a451aa867b3b546ac</meta:generator>
    <meta:document-statistic meta:object-count="9"/>
  </office:meta>
</office:document-meta>
</file>